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Standard">
      <style:paragraph-properties fo:text-align="center" style:justify-single-word="false"/>
      <style:text-properties officeooo:rsid="004c811e" officeooo:paragraph-rsid="004c811e"/>
    </style:style>
    <style:style style:name="P2" style:family="paragraph" style:parent-style-name="Standard">
      <style:paragraph-properties fo:text-align="center" style:justify-single-word="false"/>
      <style:text-properties officeooo:rsid="004d265f" officeooo:paragraph-rsid="004d265f"/>
    </style:style>
    <style:style style:name="P3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4aa382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7" style:family="paragraph" style:parent-style-name="Table_20_Contents">
      <style:text-properties officeooo:rsid="003dc3a6" officeooo:paragraph-rsid="003dc3a6"/>
    </style:style>
    <style:style style:name="P18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9" style:family="paragraph" style:parent-style-name="Table_20_Contents">
      <style:text-properties officeooo:rsid="003e6aee" officeooo:paragraph-rsid="003e6aee"/>
    </style:style>
    <style:style style:name="P20" style:family="paragraph" style:parent-style-name="Table_20_Contents">
      <style:text-properties officeooo:rsid="003ead6c" officeooo:paragraph-rsid="003ead6c"/>
    </style:style>
    <style:style style:name="P21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2" style:family="paragraph" style:parent-style-name="Table_20_Contents">
      <style:text-properties officeooo:rsid="00403451" officeooo:paragraph-rsid="00403451"/>
    </style:style>
    <style:style style:name="P23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24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25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6" style:family="paragraph" style:parent-style-name="Standard">
      <style:text-properties officeooo:paragraph-rsid="001c2594"/>
    </style:style>
    <style:style style:name="P27" style:family="paragraph" style:parent-style-name="Standard">
      <style:text-properties officeooo:rsid="002453de" officeooo:paragraph-rsid="002453de"/>
    </style:style>
    <style:style style:name="P28" style:family="paragraph" style:parent-style-name="Standard">
      <style:text-properties officeooo:rsid="002a022a" officeooo:paragraph-rsid="002a022a"/>
    </style:style>
    <style:style style:name="P29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30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officeooo:rsid="004c811e" officeooo:paragraph-rsid="004c811e"/>
    </style:style>
    <style:style style:name="P33" style:family="paragraph" style:parent-style-name="Standard">
      <style:paragraph-properties fo:text-align="center" style:justify-single-word="false"/>
      <style:text-properties officeooo:rsid="004d265f" officeooo:paragraph-rsid="004d265f"/>
    </style:style>
    <style:style style:name="P34" style:family="paragraph" style:parent-style-name="Standard">
      <style:paragraph-properties fo:text-align="center" style:justify-single-word="false"/>
      <style:text-properties officeooo:rsid="004e3ed4" officeooo:paragraph-rsid="004e3ed4"/>
    </style:style>
    <style:style style:name="P35" style:family="paragraph" style:parent-style-name="Standard">
      <style:text-properties officeooo:rsid="004e990d" officeooo:paragraph-rsid="004e990d"/>
    </style:style>
    <style:style style:name="P36" style:family="paragraph" style:parent-style-name="Standard">
      <style:text-properties officeooo:rsid="004e990d" officeooo:paragraph-rsid="00534907"/>
    </style:style>
    <style:style style:name="P3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officeooo:rsid="002a022a" officeooo:paragraph-rsid="002a022a"/>
    </style:style>
    <style:style style:name="P40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41" style:family="paragraph" style:parent-style-name="Heading_20_1" style:master-page-name="First_20_Page">
      <style:paragraph-properties style:page-number="auto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2" style:list-style-name="">
      <style:paragraph-properties fo:orphans="2" fo:widows="2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4aa382" style:font-size-asian="14pt" style:font-weight-asian="bold" style:font-size-complex="14pt" style:font-weight-complex="bold"/>
    </style:style>
    <style:style style:name="P46" style:family="paragraph" style:parent-style-name="Standard" style:list-style-name="L2"/>
    <style:style style:name="P47" style:family="paragraph" style:parent-style-name="Standard" style:list-style-name="L2">
      <style:text-properties style:font-name="Times New Roman1"/>
    </style:style>
    <style:style style:name="P48" style:family="paragraph" style:parent-style-name="Standard">
      <style:paragraph-properties fo:text-align="center" style:justify-single-word="false"/>
      <style:text-properties officeooo:rsid="004d265f" officeooo:paragraph-rsid="004d265f"/>
    </style:style>
    <style:style style:name="P49" style:family="paragraph" style:parent-style-name="Standard">
      <style:paragraph-properties fo:text-align="center" style:justify-single-word="false"/>
      <style:text-properties officeooo:rsid="004c811e" officeooo:paragraph-rsid="004c811e"/>
    </style:style>
    <style:style style:name="P50" style:family="paragraph" style:parent-style-name="Standard" style:master-page-name="StdPortrait">
      <style:paragraph-properties style:page-number="auto"/>
    </style:style>
    <style:style style:name="P51" style:family="paragraph">
      <style:paragraph-properties style:writing-mode="lr-tb"/>
    </style:style>
    <style:style style:name="P5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32d21d" style:font-size-asian="8pt"/>
    </style:style>
    <style:style style:name="T6" style:family="text">
      <style:text-properties officeooo:rsid="0032d21d"/>
    </style:style>
    <style:style style:name="T7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font-size="9pt" style:font-size-asian="9pt"/>
    </style:style>
    <style:style style:name="T10" style:family="text">
      <style:text-properties officeooo:rsid="003a0848"/>
    </style:style>
    <style:style style:name="T11" style:family="text">
      <style:text-properties officeooo:rsid="003e6aee"/>
    </style:style>
    <style:style style:name="T12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3" style:family="text">
      <style:text-properties officeooo:rsid="002c7ff0"/>
    </style:style>
    <style:style style:name="T14" style:family="text">
      <style:text-properties officeooo:rsid="00218c75"/>
    </style:style>
    <style:style style:name="T15" style:family="text">
      <style:text-properties officeooo:rsid="002268db"/>
    </style:style>
    <style:style style:name="T16" style:family="text">
      <style:text-properties officeooo:rsid="002453de"/>
    </style:style>
    <style:style style:name="T17" style:family="text">
      <style:text-properties officeooo:rsid="0025e5ae"/>
    </style:style>
    <style:style style:name="T18" style:family="text">
      <style:text-properties officeooo:rsid="002a022a"/>
    </style:style>
    <style:style style:name="T19" style:family="text">
      <style:text-properties officeooo:rsid="002be2f4"/>
    </style:style>
    <style:style style:name="T20" style:family="text">
      <style:text-properties officeooo:rsid="0031a059"/>
    </style:style>
    <style:style style:name="T21" style:family="text">
      <style:text-properties officeooo:rsid="0034e515"/>
    </style:style>
    <style:style style:name="T22" style:family="text">
      <style:text-properties officeooo:rsid="003971c4"/>
    </style:style>
    <style:style style:name="T23" style:family="text">
      <style:text-properties officeooo:rsid="004d265f"/>
    </style:style>
    <style:style style:name="T24" style:family="text">
      <style:text-properties officeooo:rsid="004e3ed4"/>
    </style:style>
    <style:style style:name="T25" style:family="text">
      <style:text-properties officeooo:rsid="004e990d"/>
    </style:style>
    <style:style style:name="T26" style:family="text">
      <style:text-properties officeooo:rsid="004f3845"/>
    </style:style>
    <style:style style:name="T27" style:family="text">
      <style:text-properties officeooo:rsid="00535da4"/>
    </style:style>
    <style:style style:name="T2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48194112" text:id="ct148194112">
          <text:insertion>
            <office:change-info>
              <dc:creator>Stuart Baker</dc:creator>
              <dc:date>2016-11-21T10:09:00</dc:date>
            </office:change-info>
          </text:insertion>
        </text:changed-region>
        <text:changed-region xml:id="ct161624784" text:id="ct161624784">
          <text:deletion>
            <office:change-info>
              <dc:creator>Stuart Baker</dc:creator>
              <dc:date>2017-01-19T20:08:00</dc:date>
            </office:change-info>
            <text:p text:style-name="P1"/>
            <text:p text:style-name="P2"/>
          </text:deletion>
        </text:changed-region>
        <text:changed-region xml:id="ct158011488" text:id="ct158011488">
          <text:deletion>
            <office:change-info>
              <dc:creator>Stuart Baker</dc:creator>
              <dc:date>2017-01-19T20:07:00</dc:date>
            </office:change-info>
            <text:p text:style-name="P2"/>
            <text:p text:style-name="P1"/>
          </text:deletion>
        </text:changed-region>
        <text:changed-region xml:id="ct148697728" text:id="ct148697728">
          <text:insertion>
            <office:change-info>
              <dc:creator>Stuart Baker</dc:creator>
              <dc:date>2016-11-21T10:09:00</dc:date>
            </office:change-info>
          </text:insertion>
        </text:changed-region>
        <text:changed-region xml:id="ct58725872" text:id="ct58725872">
          <text:deletion>
            <office:change-info>
              <dc:creator>Stuart Baker</dc:creator>
              <dc:date>2017-01-19T20:08:00</dc:date>
            </office:change-info>
            <text:p text:style-name="P1"/>
            <text:p text:style-name="P2"/>
            <text:p text:style-name="P1"/>
          </text:deletion>
        </text:changed-region>
        <text:changed-region xml:id="ct148198592" text:id="ct148198592">
          <text:insertion>
            <office:change-info>
              <dc:creator>Stuart Baker</dc:creator>
              <dc:date>2016-11-21T10:09:00</dc:date>
            </office:change-info>
          </text:insertion>
        </text:changed-region>
        <text:changed-region xml:id="ct148200400" text:id="ct148200400">
          <text:deletion>
            <office:change-info>
              <dc:creator>Stuart Baker</dc:creator>
              <dc:date>2017-01-19T20:08:00</dc:date>
            </office:change-info>
            <text:p text:style-name="P2"/>
            <text:p text:style-name="P2"/>
            <text:p text:style-name="P2"/>
          </text:deletion>
        </text:changed-region>
        <text:changed-region xml:id="ct90444832" text:id="ct90444832">
          <text:insertion>
            <office:change-info>
              <dc:creator>Stuart Baker</dc:creator>
              <dc:date>2016-11-21T10:16:00</dc:date>
            </office:change-info>
          </text:insertion>
        </text:changed-region>
        <text:changed-region xml:id="ct148698704" text:id="ct148698704">
          <text:insertion>
            <office:change-info>
              <dc:creator>Stuart Baker</dc:creator>
              <dc:date>2016-11-21T10:09:00</dc:date>
            </office:change-info>
          </text:insertion>
        </text:changed-region>
        <text:changed-region xml:id="ct148697920" text:id="ct148697920">
          <text:insertion>
            <office:change-info>
              <dc:creator>Stuart Baker</dc:creator>
              <dc:date>2016-11-21T10:28:00</dc:date>
            </office:change-info>
          </text:insertion>
        </text:changed-region>
        <text:changed-region xml:id="ct148698896" text:id="ct148698896">
          <text:insertion>
            <office:change-info>
              <dc:creator>Stuart Baker</dc:creator>
              <dc:date>2016-11-21T10:22:00</dc:date>
            </office:change-info>
          </text:insertion>
        </text:changed-region>
        <text:changed-region xml:id="ct148194304" text:id="ct148194304">
          <text:insertion>
            <office:change-info>
              <dc:creator>Stuart Baker</dc:creator>
              <dc:date>2016-11-21T10:23:00</dc:date>
            </office:change-info>
          </text:insertion>
        </text:changed-region>
        <text:changed-region xml:id="ct148194496" text:id="ct148194496">
          <text:insertion>
            <office:change-info>
              <dc:creator>Stuart Baker</dc:creator>
              <dc:date>2016-11-21T10:25:00</dc:date>
            </office:change-info>
          </text:insertion>
        </text:changed-region>
        <text:changed-region xml:id="ct148699136" text:id="ct148699136">
          <text:insertion>
            <office:change-info>
              <dc:creator>Stuart Baker</dc:creator>
              <dc:date>2016-11-21T10:23:00</dc:date>
            </office:change-info>
          </text:insertion>
        </text:changed-region>
        <text:changed-region xml:id="ct148699488" text:id="ct148699488">
          <text:insertion>
            <office:change-info>
              <dc:creator>Stuart Baker</dc:creator>
              <dc:date>2016-11-21T10:27:00</dc:date>
            </office:change-info>
          </text:insertion>
        </text:changed-region>
        <text:changed-region xml:id="ct148699872" text:id="ct148699872">
          <text:insertion>
            <office:change-info>
              <dc:creator>Stuart Baker</dc:creator>
              <dc:date>2016-11-21T10:25:00</dc:date>
            </office:change-info>
          </text:insertion>
        </text:changed-region>
        <text:changed-region xml:id="ct148700528" text:id="ct148700528">
          <text:insertion>
            <office:change-info>
              <dc:creator>Stuart Baker</dc:creator>
              <dc:date>2016-11-21T10:26:00</dc:date>
            </office:change-info>
          </text:insertion>
        </text:changed-region>
        <text:changed-region xml:id="ct148700720" text:id="ct148700720">
          <text:insertion>
            <office:change-info>
              <dc:creator>Stuart Baker</dc:creator>
              <dc:date>2016-11-21T10:27:00</dc:date>
            </office:change-info>
          </text:insertion>
        </text:changed-region>
        <text:changed-region xml:id="ct148195600" text:id="ct148195600">
          <text:insertion>
            <office:change-info>
              <dc:creator>Stuart Baker</dc:creator>
              <dc:date>2016-11-21T10:15:00</dc:date>
            </office:change-info>
          </text:insertion>
        </text:changed-region>
        <text:changed-region xml:id="ct159186192" text:id="ct159186192">
          <text:insertion>
            <office:change-info>
              <dc:creator>Stuart Baker</dc:creator>
              <dc:date>2016-11-21T10:16:00</dc:date>
            </office:change-info>
          </text:insertion>
        </text:changed-region>
        <text:changed-region xml:id="ct148195008" text:id="ct148195008">
          <text:insertion>
            <office:change-info>
              <dc:creator>Stuart Baker</dc:creator>
              <dc:date>2016-11-21T10:09:00</dc:date>
            </office:change-info>
          </text:insertion>
        </text:changed-region>
        <text:changed-region xml:id="ct159187312" text:id="ct159187312">
          <text:insertion>
            <office:change-info>
              <dc:creator>Stuart Baker</dc:creator>
              <dc:date>2016-11-22T11:15:00</dc:date>
            </office:change-info>
          </text:insertion>
        </text:changed-region>
        <text:changed-region xml:id="ct148703328" text:id="ct148703328">
          <text:insertion>
            <office:change-info>
              <dc:creator>Stuart Baker</dc:creator>
              <dc:date>2016-11-21T10:28:00</dc:date>
            </office:change-info>
          </text:insertion>
        </text:changed-region>
        <text:changed-region xml:id="ct159187600" text:id="ct159187600">
          <text:insertion>
            <office:change-info>
              <dc:creator>Stuart Baker</dc:creator>
              <dc:date>2016-11-21T09:41:00</dc:date>
            </office:change-info>
          </text:insertion>
        </text:changed-region>
        <text:changed-region xml:id="ct90445232" text:id="ct90445232">
          <text:insertion>
            <office:change-info>
              <dc:creator>Stuart Baker</dc:creator>
              <dc:date>2016-11-21T10:15:00</dc:date>
            </office:change-info>
          </text:insertion>
        </text:changed-region>
        <text:changed-region xml:id="ct90445936" text:id="ct90445936">
          <text:insertion>
            <office:change-info>
              <dc:creator>Stuart Baker</dc:creator>
              <dc:date>2016-11-21T10:03:00</dc:date>
            </office:change-info>
          </text:insertion>
        </text:changed-region>
        <text:changed-region xml:id="ct159186896" text:id="ct159186896">
          <text:insertion>
            <office:change-info>
              <dc:creator>Stuart Baker</dc:creator>
              <dc:date>2016-11-21T10:29:00</dc:date>
            </office:change-info>
          </text:insertion>
        </text:changed-region>
        <text:changed-region xml:id="ct90987936" text:id="ct90987936">
          <text:insertion>
            <office:change-info>
              <dc:creator>Stuart Baker</dc:creator>
              <dc:date>2016-11-21T10:3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Introduction (Informative)</text:h>
      <text:p text:style-name="Standard">This <text:span text:style-name="T17">s</text:span><text:span text:style-name="T8">tandard</text:span> describes the format and allocation of OpenLCB <text:span text:style-name="T14">E</text:span>vent <text:span text:style-name="T14">I</text:span>dentifiers (<text:span text:style-name="T14">E</text:span>vent IDs). It is not specific to any wire protocol.</text:p>
      <text:h text:style-name="P39" text:outline-level="1">Intended use (Informative)</text:h>
      <text:p text:style-name="P28">This standard defines the fo<text:span text:style-name="T19">r</text:span>mat and allocation of Event Identifiers. <text:s/>Event Identifiers are typically used with the Event Transport protocol <text:span text:style-name="T19">and are globally unique.</text:span></text:p>
      <text:h text:style-name="Heading_20_1" text:outline-level="1">References and Context <text:span text:style-name="T18">(Normative</text:span>)</text:h>
      <text:p text:style-name="Standard">This S<text:span text:style-name="T8">tandard</text:span> is in the context of the following OpenLCB Standards:</text:p>
      <text:list xml:id="list4265736467698401461" text:style-name="L2">
        <text:list-item>
          <text:p text:style-name="P47">The Message Network Standard, which <text:span text:style-name="T12">defines the basic messages and how they interact. Higher-level protocols are based on this message network, but are defined elsewhere.</text:span></text:p>
        </text:list-item>
        <text:list-item>
          <text:p text:style-name="P46">The Event Transport Standard, which defines the protocol for transporting events.</text:p>
        </text:list-item>
        <text:list-item>
          <text:p text:style-name="P46">The Unique Identifiers Standard w<text:span text:style-name="T20">hi</text:span>ch defines the format and allocation of unique 48-bit identifiers.</text:p>
        </text:list-item>
      </text:list>
      <text:h text:style-name="Heading_20_1" text:outline-level="1">Format <text:span text:style-name="T21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6">The order of bytes in an OpenLCB <text:span text:style-name="T15">E</text:span>vent I<text:span text:style-name="T15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3">Within the tables below, byte 1 is considered the most-significant byte, while byte 8 is considered the least significant byte.</text:span></text:p>
      <text:h text:style-name="P40" text:outline-level="1"/>
      <text:h text:style-name="P42" text:outline-level="1">Allocation <text:span text:style-name="T21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4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4">Suffix</text:p>
          </table:table-cell>
          <table:covered-table-cell/>
          <table:table-cell table:style-name="Table5.I1" table:number-rows-spanned="2" office:value-type="string">
            <text:p text:style-name="P14">Description</text:p>
          </table:table-cell>
        </table:table-row>
        <table:table-row table:style-name="Table5.1">
          <table:table-cell table:style-name="Table5.A2" office:value-type="string">
            <text:p text:style-name="P14">Byte 1</text:p>
          </table:table-cell>
          <table:table-cell table:style-name="Table5.A2" office:value-type="string">
            <text:p text:style-name="P14">Byte 2</text:p>
          </table:table-cell>
          <table:table-cell table:style-name="Table5.A2" office:value-type="string">
            <text:p text:style-name="P14">Byte 3</text:p>
          </table:table-cell>
          <table:table-cell table:style-name="Table5.A2" office:value-type="string">
            <text:p text:style-name="P14">Byte 4</text:p>
          </table:table-cell>
          <table:table-cell table:style-name="Table5.A2" office:value-type="string">
            <text:p text:style-name="P14">Byte 5</text:p>
          </table:table-cell>
          <table:table-cell table:style-name="Table5.A2" office:value-type="string">
            <text:p text:style-name="P14">Byte 6</text:p>
          </table:table-cell>
          <table:table-cell table:style-name="Table5.A2" office:value-type="string">
            <text:p text:style-name="P14">Byte 7</text:p>
          </table:table-cell>
          <table:table-cell table:style-name="Table5.A2" office:value-type="string">
            <text:p text:style-name="P14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5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5">*</text:p>
          </table:table-cell>
          <table:table-cell table:style-name="Table5.H3" office:value-type="string">
            <text:p text:style-name="P15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44" text:outline-level="2">Well-Known Automatically-Routed</text:h>
      <text:p text:style-name="P27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4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4">Suffix</text:p>
            </table:table-cell>
            <table:covered-table-cell/>
            <table:table-cell table:style-name="Table2.I1" table:number-rows-spanned="2" office:value-type="string">
              <text:p text:style-name="P14">Description</text:p>
            </table:table-cell>
          </table:table-row>
          <table:table-row table:style-name="Table2.1">
            <table:table-cell table:style-name="Table2.A2" office:value-type="string">
              <text:p text:style-name="P14">Byte 1</text:p>
            </table:table-cell>
            <table:table-cell table:style-name="Table2.A2" office:value-type="string">
              <text:p text:style-name="P14">Byte 2</text:p>
            </table:table-cell>
            <table:table-cell table:style-name="Table2.A2" office:value-type="string">
              <text:p text:style-name="P14">Byte 3</text:p>
            </table:table-cell>
            <table:table-cell table:style-name="Table2.A2" office:value-type="string">
              <text:p text:style-name="P14">Byte 4</text:p>
            </table:table-cell>
            <table:table-cell table:style-name="Table2.A2" office:value-type="string">
              <text:p text:style-name="P14">Byte 5</text:p>
            </table:table-cell>
            <table:table-cell table:style-name="Table2.A2" office:value-type="string">
              <text:p text:style-name="P14">Byte 6</text:p>
            </table:table-cell>
            <table:table-cell table:style-name="Table2.A2" office:value-type="string">
              <text:p text:style-name="P14">Byte 7</text:p>
            </table:table-cell>
            <table:table-cell table:style-name="Table2.A2" office:value-type="string">
              <text:p text:style-name="P14">Byte 8</text:p>
            </table:table-cell>
            <table:covered-table-cell/>
          </table:table-row>
          <table:table-row table:style-name="Table2.3">
            <table:table-cell table:style-name="Table2.A13" table:number-rows-spanned="11" office:value-type="string">
              <text:p text:style-name="P15">01</text:p>
            </table:table-cell>
            <table:table-cell table:style-name="Table2.B13" table:number-rows-spanned="11" office:value-type="string">
              <text:p text:style-name="P15">00</text:p>
            </table:table-cell>
            <table:table-cell table:style-name="Table2.H12" office:value-type="string">
              <text:p text:style-name="P15">*</text:p>
            </table:table-cell>
            <table:table-cell table:style-name="Table2.H12" office:value-type="string">
              <text:p text:style-name="P15">*</text:p>
            </table:table-cell>
            <table:table-cell table:style-name="Table2.H12" office:value-type="string">
              <text:p text:style-name="P15">*</text:p>
            </table:table-cell>
            <table:table-cell table:style-name="Table2.H12" office:value-type="string">
              <text:p text:style-name="P15">*</text:p>
            </table:table-cell>
            <table:table-cell table:style-name="Table2.H12" office:value-type="string">
              <text:p text:style-name="P15">*</text:p>
            </table:table-cell>
            <table:table-cell table:style-name="Table2.H12" office:value-type="string">
              <text:p text:style-name="P15">*</text:p>
            </table:table-cell>
            <table:table-cell table:style-name="Table2.I12" office:value-type="string">
              <text:p text:style-name="P22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5">00</text:p>
          </table:table-cell>
          <table:table-cell table:style-name="Table2.H13" table:number-rows-spanned="10" office:value-type="string">
            <text:p text:style-name="P15">00</text:p>
          </table:table-cell>
          <table:table-cell table:style-name="Table2.H13" table:number-rows-spanned="10" office:value-type="string">
            <text:p text:style-name="P15">00</text:p>
          </table:table-cell>
          <table:table-cell table:style-name="Table2.H13" table:number-rows-spanned="10" office:value-type="string">
            <text:p text:style-name="P15">00</text:p>
          </table:table-cell>
          <table:table-cell table:style-name="Table2.H12" office:value-type="string">
            <text:p text:style-name="P15">FF</text:p>
          </table:table-cell>
          <table:table-cell table:style-name="Table2.H12" office:value-type="string">
            <text:p text:style-name="P15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5">FF</text:p>
          </table:table-cell>
          <table:table-cell table:style-name="Table2.H12" office:value-type="string">
            <text:p text:style-name="P15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5">FF</text:p>
          </table:table-cell>
          <table:table-cell table:style-name="Table2.H12" office:value-type="string">
            <text:p text:style-name="P15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5">FF</text:p>
          </table:table-cell>
          <table:table-cell table:style-name="Table2.H12" office:value-type="string">
            <text:p text:style-name="P15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5">FF</text:p>
          </table:table-cell>
          <table:table-cell table:style-name="Table2.H12" office:value-type="string">
            <text:p text:style-name="P15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5">FE</text:p>
          </table:table-cell>
          <table:table-cell table:style-name="Table2.H12" office:value-type="string">
            <text:p text:style-name="P15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5">FD</text:p>
          </table:table-cell>
          <table:table-cell table:style-name="Table2.H12" office:value-type="string">
            <text:p text:style-name="P15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5">FD</text:p>
          </table:table-cell>
          <table:table-cell table:style-name="Table2.H12" office:value-type="string">
            <text:p text:style-name="P15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5">FD</text:p>
          </table:table-cell>
          <table:table-cell table:style-name="Table2.H12" office:value-type="string">
            <text:p text:style-name="P15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5">FD</text:p>
          </table:table-cell>
          <table:table-cell table:style-name="Table2.H13" office:value-type="string">
            <text:p text:style-name="P15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43" text:outline-level="2"/>
      <text:h text:style-name="P44" text:outline-level="2">Well-Known</text:h>
      <text:p text:style-name="Standard">The following <text:span text:style-name="T16">E</text:span>vent <text:span text:style-name="T16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4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4">Suffix</text:p>
            </table:table-cell>
            <table:covered-table-cell/>
            <table:table-cell table:style-name="Table4.I1" table:number-rows-spanned="2" office:value-type="string">
              <text:p text:style-name="P14">Description</text:p>
            </table:table-cell>
          </table:table-row>
          <table:table-row table:style-name="Table4.1">
            <table:table-cell table:style-name="Table4.A2" office:value-type="string">
              <text:p text:style-name="P14">Byte 1</text:p>
            </table:table-cell>
            <table:table-cell table:style-name="Table4.A2" office:value-type="string">
              <text:p text:style-name="P14">Byte 2</text:p>
            </table:table-cell>
            <table:table-cell table:style-name="Table4.A2" office:value-type="string">
              <text:p text:style-name="P14">Byte 3</text:p>
            </table:table-cell>
            <table:table-cell table:style-name="Table4.A2" office:value-type="string">
              <text:p text:style-name="P14">Byte 4</text:p>
            </table:table-cell>
            <table:table-cell table:style-name="Table4.A2" office:value-type="string">
              <text:p text:style-name="P14">Byte 5</text:p>
            </table:table-cell>
            <table:table-cell table:style-name="Table4.A2" office:value-type="string">
              <text:p text:style-name="P14">Byte 6</text:p>
            </table:table-cell>
            <table:table-cell table:style-name="Table4.A2" office:value-type="string">
              <text:p text:style-name="P14">Byte 7</text:p>
            </table:table-cell>
            <table:table-cell table:style-name="Table4.A2" office:value-type="string">
              <text:p text:style-name="P14">Byte 8</text:p>
            </table:table-cell>
            <table:covered-table-cell/>
          </table:table-row>
          <table:table-row table:style-name="Table4.3">
            <table:table-cell table:style-name="Table4.A17" table:number-rows-spanned="15" office:value-type="string">
              <text:p text:style-name="P21">01</text:p>
              <text:p text:style-name="P29"/>
              <text:p text:style-name="P15"/>
            </table:table-cell>
            <table:table-cell table:style-name="Table4.B17" table:number-rows-spanned="15" office:value-type="string">
              <text:p text:style-name="P21">01</text:p>
              <text:p text:style-name="P29"/>
              <text:p text:style-name="P15"/>
            </table:table-cell>
            <table:table-cell table:style-name="Table4.C12" office:value-type="string">
              <text:p text:style-name="P15">*</text:p>
            </table:table-cell>
            <table:table-cell table:style-name="Table4.D12" office:value-type="string">
              <text:p text:style-name="P15">*</text:p>
            </table:table-cell>
            <table:table-cell table:style-name="Table4.E12" office:value-type="string">
              <text:p text:style-name="P15">*</text:p>
            </table:table-cell>
            <table:table-cell table:style-name="Table4.F12" office:value-type="string">
              <text:p text:style-name="P15">*</text:p>
            </table:table-cell>
            <table:table-cell table:style-name="Table4.D13" office:value-type="string">
              <text:p text:style-name="P15">*</text:p>
            </table:table-cell>
            <table:table-cell table:style-name="Table4.D13" office:value-type="string">
              <text:p text:style-name="P15">*</text:p>
            </table:table-cell>
            <table:table-cell table:style-name="Table4.I12" office:value-type="string">
              <text:p text:style-name="P20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2" table:number-rows-spanned="9" office:value-type="string">
            <text:p text:style-name="P15">00</text:p>
          </table:table-cell>
          <table:table-cell table:style-name="Table4.D12" table:number-rows-spanned="9" office:value-type="string">
            <text:p text:style-name="P15">00</text:p>
          </table:table-cell>
          <table:table-cell table:style-name="Table4.E12" table:number-rows-spanned="9" office:value-type="string">
            <text:p text:style-name="P15">00</text:p>
          </table:table-cell>
          <table:table-cell table:style-name="Table4.F12" table:number-rows-spanned="9" office:value-type="string">
            <text:p text:style-name="P15">00</text:p>
          </table:table-cell>
          <table:table-cell table:style-name="Table4.D13" office:value-type="string">
            <text:p text:style-name="P15">02</text:p>
          </table:table-cell>
          <table:table-cell table:style-name="Table4.D13" office:value-type="string">
            <text:p text:style-name="P15">01</text:p>
          </table:table-cell>
          <table:table-cell table:style-name="Table4.I12" office:value-type="string">
            <text:p text:style-name="Table_20_Contents">Duplicate Node ID <text:span text:style-name="T10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5">03</text:p>
          </table:table-cell>
          <table:table-cell table:style-name="Table4.D13" office:value-type="string">
            <text:p text:style-name="P15">*</text:p>
          </table:table-cell>
          <table:table-cell table:style-name="Table4.I12" office:value-type="string">
            <text:p text:style-name="Table_20_Contents">Reserved for <text:span text:style-name="T11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5">03</text:p>
          </table:table-cell>
          <table:table-cell table:style-name="Table4.D13" office:value-type="string">
            <text:p text:style-name="P15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5">03</text:p>
          </table:table-cell>
          <table:table-cell table:style-name="Table4.D13" office:value-type="string">
            <text:p text:style-name="P15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5">03</text:p>
          </table:table-cell>
          <table:table-cell table:style-name="Table4.D13" office:value-type="string">
            <text:p text:style-name="P15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5">03</text:p>
          </table:table-cell>
          <table:table-cell table:style-name="Table4.H9" office:value-type="string">
            <text:p text:style-name="P15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8">06</text:p>
          </table:table-cell>
          <table:table-cell table:style-name="Table4.H12" office:value-type="string">
            <text:p text:style-name="P15">*</text:p>
          </table:table-cell>
          <table:table-cell table:style-name="Table4.I12" office:value-type="string">
            <text:p text:style-name="P19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6">01</text:p>
          </table:table-cell>
          <table:table-cell table:style-name="Table4.I12" office:value-type="string">
            <text:p text:style-name="P17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6">02</text:p>
          </table:table-cell>
          <table:table-cell table:style-name="Table4.I12" office:value-type="string">
            <text:p text:style-name="P17">Firmware Upgrade Request by Hardware Switch</text:p>
          </table:table-cell>
        </table:table-row>
        <table:table-row table:style-name="Table4.13">
          <table:covered-table-cell/>
          <table:covered-table-cell/>
          <table:table-cell table:style-name="Table4.D13" office:value-type="string">
            <text:p text:style-name="P29">01</text:p>
          </table:table-cell>
          <table:table-cell table:style-name="Table4.D13" office:value-type="string">
            <text:p text:style-name="P29">00</text:p>
          </table:table-cell>
          <table:table-cell table:style-name="Table4.E13" table:number-columns-spanned="2" office:value-type="string">
            <text:p text:style-name="P30">CBUS<text:line-break/>Node ID</text:p>
          </table:table-cell>
          <table:covered-table-cell/>
          <table:table-cell table:style-name="Table4.G13" table:number-columns-spanned="2" office:value-type="string">
            <text:p text:style-name="P31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4">
          <table:covered-table-cell/>
          <table:covered-table-cell/>
          <table:table-cell table:style-name="Table4.D14" office:value-type="string">
            <text:p text:style-name="P29">01</text:p>
          </table:table-cell>
          <table:table-cell table:style-name="Table4.D14" office:value-type="string">
            <text:p text:style-name="P29">01</text:p>
          </table:table-cell>
          <table:table-cell table:style-name="Table4.E14" table:number-columns-spanned="2" office:value-type="string">
            <text:p text:style-name="P29">CBUS<text:line-break/>Node ID</text:p>
          </table:table-cell>
          <table:covered-table-cell/>
          <table:table-cell table:style-name="Table4.G16" table:number-columns-spanned="2" office:value-type="string">
            <text:p text:style-name="P23">CBUS<text:line-break/>Event ID</text:p>
          </table:table-cell>
          <table:covered-table-cell/>
          <table:table-cell table:style-name="Table4.I16" office:value-type="string">
            <text:p text:style-name="Standard">Subset of the assigned Node ID space for CBUS mapped nodes. Node ID is 00.00 for short events. This range is an <text:span text:style-name="T22">OFF</text:span> request.</text:p>
          </table:table-cell>
        </table:table-row>
        <table:table-row table:style-name="Table4.15">
          <table:covered-table-cell/>
          <table:covered-table-cell/>
          <table:table-cell table:style-name="Table4.C17" table:number-rows-spanned="3" office:value-type="string">
            <text:p text:style-name="P1"><text:change-start text:change-id="ct148194112"/>02<text:change-end text:change-id="ct148194112"/><text:change text:change-id="ct161624784"/><text:change text:change-id="ct158011488"/></text:p>
          </table:table-cell>
          <table:table-cell table:style-name="Table4.D17" table:number-rows-spanned="3" office:value-type="string">
            <text:p text:style-name="P1"><text:change-start text:change-id="ct148697728"/>0<text:span text:style-name="T23">0</text:span><text:change-end text:change-id="ct148697728"/><text:change text:change-id="ct58725872"/></text:p>
          </table:table-cell>
          <table:table-cell table:style-name="Table4.E17" table:number-rows-spanned="3" office:value-type="string">
            <text:p text:style-name="P2"><text:change-start text:change-id="ct148198592"/>00<text:change-end text:change-id="ct148198592"/><text:change text:change-id="ct148200400"/></text:p>
          </table:table-cell>
          <table:table-cell table:style-name="Table4.F16" office:value-type="string">
            <text:p text:style-name="P34"><text:change-start text:change-id="ct90444832"/>FF<text:change-end text:change-id="ct90444832"/></text:p>
          </table:table-cell>
          <table:table-cell table:style-name="Table4.G16" table:number-columns-spanned="2" office:value-type="string">
            <text:p text:style-name="P24"><text:change-start text:change-id="ct148698704"/>1<text:span text:style-name="T25">2</text:span>-bit DCC Basic Accessory Address<text:change-end text:change-id="ct148698704"/></text:p>
          </table:table-cell>
          <table:covered-table-cell/>
          <table:table-cell table:style-name="Table4.I16" office:value-type="string">
            <text:p text:style-name="P35"><text:change-start text:change-id="ct148697920"/>Activate basic DCC accessory decoder address.</text:p>
            <text:p text:style-name="P35"><text:change-end text:change-id="ct148697920"/><text:change-start text:change-id="ct148698896"/>Map a <text:change-end text:change-id="ct148698896"/><text:change-start text:change-id="ct148194304"/>DCC accessory decoder address (0 <text:change-end text:change-id="ct148194304"/><text:change-start text:change-id="ct148194496"/>–<text:change-end text:change-id="ct148194496"/><text:change-start text:change-id="ct148699136"/> 4087)<text:change-end text:change-id="ct148699136"/><text:change-start text:change-id="ct148699488"/> in bytes 7 and 8<text:change-end text:change-id="ct148699488"/><text:change-start text:change-id="ct148699872"/>. <text:s/><text:change-end text:change-id="ct148699872"/><text:change-start text:change-id="ct148700528"/>4089 – 4095 are utilized in the DCC standard as broadcast addresses. <text:change-end text:change-id="ct148700528"/><text:change-start text:change-id="ct148700720"/><text:s/>All other values for bytes 7 and 8 are reserved for future uses.<text:change-end text:change-id="ct148700720"/></text:p>
          </table:table-cell>
        </table:table-row>
        <table:table-row table:style-name="Table4.16">
          <table:covered-table-cell/>
          <table:covered-table-cell/>
          <table:covered-table-cell/>
          <table:covered-table-cell/>
          <table:covered-table-cell/>
          <table:table-cell table:style-name="Table4.F16" office:value-type="string">
            <text:p text:style-name="P34"><text:change-start text:change-id="ct148195600"/>F<text:change-end text:change-id="ct148195600"/><text:change-start text:change-id="ct159186192"/>E<text:change-end text:change-id="ct159186192"/></text:p>
          </table:table-cell>
          <table:table-cell table:style-name="Table4.G16" table:number-columns-spanned="2" office:value-type="string">
            <text:p text:style-name="P24"><text:change-start text:change-id="ct148195008"/>1<text:span text:style-name="T25">2</text:span>-bit DCC Basic Accessory Address<text:change-end text:change-id="ct148195008"/></text:p>
          </table:table-cell>
          <table:covered-table-cell/>
          <table:table-cell table:style-name="Table4.I16" office:value-type="string">
            <text:p text:style-name="P36"><text:change-start text:change-id="ct159187312"/>Deactivate basic DCC a<text:change-end text:change-id="ct159187312"/><text:change-start text:change-id="ct148703328"/>ccessory decoder address.</text:p>
            <text:p text:style-name="P35">Bytes 7 and 8 are the DCC accessory decoder address (0 – 40<text:span text:style-name="T26">79</text:span>). <text:s/>40<text:span text:style-name="T26">80</text:span> – 40<text:span text:style-name="T26">87</text:span> are utilized in the DCC standard as broadcast addresses. <text:s/>All other values for bytes 7 and 8 are reserved for future uses.<text:change-end text:change-id="ct148703328"/></text:p>
          </table:table-cell>
        </table:table-row>
        <table:table-row table:style-name="Table4.17">
          <table:covered-table-cell/>
          <table:covered-table-cell/>
          <table:covered-table-cell/>
          <table:covered-table-cell/>
          <table:covered-table-cell/>
          <table:table-cell table:style-name="Table4.F17" office:value-type="string">
            <text:p text:style-name="P2"><text:change-start text:change-id="ct159187600"/>0<text:change-end text:change-id="ct159187600"/><text:change-start text:change-id="ct90445232"/><text:span text:style-name="T24">0 - 1F</text:span><text:change-end text:change-id="ct90445232"/></text:p>
          </table:table-cell>
          <table:table-cell table:style-name="Table4.G17" table:number-columns-spanned="2" office:value-type="string">
            <text:p text:style-name="P24"><text:change-start text:change-id="ct90445936"/>11-bit DCC Extended Accessory Address<text:change-end text:change-id="ct90445936"/></text:p>
          </table:table-cell>
          <table:covered-table-cell/>
          <table:table-cell table:style-name="Table4.I17" office:value-type="string">
            <text:p text:style-name="P35"><text:change-start text:change-id="ct159186896"/>Send aspect to extended DCC accessory decoder ad<text:span text:style-name="T27">d</text:span>ress.</text:p>
            <text:p text:style-name="P35">Byte 6 is the aspect, only values between 0 and 31 are allowed<text:change-end text:change-id="ct159186896"/><text:change-start text:change-id="ct90987936"/>.</text:p>
            <text:p text:style-name="P35">Bytes 7 and 8 are the DCC accessory decoder address (0 – 2046). <text:s/>2047 is utilized in the DCC standard as the broadcast addresses. <text:s/>All other values for bytes 7 and 8 are reserved for future uses.<text:change-end text:change-id="ct90987936"/></text:p>
          </table:table-cell>
        </table:table-row>
      </table:table>
      <text:p text:style-name="P5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s/>1 Introduction (Informative)<text:tab/>1</text:p>
          <text:p text:style-name="P37"><text:s/>2 Intended use (Informative)<text:tab/>1</text:p>
          <text:p text:style-name="P37"><text:s/>3 References and Context (Normative)<text:tab/>1</text:p>
          <text:p text:style-name="P37"><text:s/>4 Format (Normative)<text:tab/>1</text:p>
          <text:p text:style-name="P37"><text:s/>5 Allocation (Normative)<text:tab/>2</text:p>
          <text:p text:style-name="P38"><text:s/>5.1 Node ID Based<text:tab/>2</text:p>
          <text:p text:style-name="P38"><text:s/>5.2 Well-Known Automatically-Routed<text:tab/>3</text:p>
          <text:p text:style-name="P38"><text:s/>5.3 Well-Known<text:tab/>4</text:p>
        </text:index-body>
      </text:table-of-conten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4aa382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1" style:family="paragraph">
      <style:paragraph-properties style:writing-mode="lr-tb"/>
    </style:style>
    <style:style style:name="MP1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officeooo:rsid="0032d21d"/>
    </style:style>
    <style:style style:name="MT5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6" style:family="text">
      <style:text-properties fo:font-size="9pt" style:font-size-asian="9pt"/>
    </style:style>
    <style:style style:name="MT7" style:family="text">
      <style:text-properties fo:font-size="8pt" style:font-size-asian="8pt"/>
    </style:style>
    <style:style style:name="MT8" style:family="text">
      <style:text-properties fo:font-size="8pt" officeooo:rsid="0032d21d" style:font-size-asian="8pt"/>
    </style:style>
    <style:style style:name="MT9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number-style style:name="N0">
      <number:number number:min-integer-digits="1"/>
    </number:number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</text:span></text:span><text:span text:style-name="Page_20_Number"><text:span text:style-name="MT2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<text:user-defined style:data-style-name="N0" text:name="OLCBdate">Feb 6, 2016</text:user-defined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86169888" text:id="ct86169888">
            <text:insertion>
              <office:change-info>
                <dc:creator>Stuart Baker</dc:creator>
                <dc:date>2016-11-21T09:13:00</dc:date>
              </office:change-info>
            </text:insertion>
          </text:changed-region>
          <text:changed-region xml:id="ct96848528" text:id="ct96848528">
            <text:deletion>
              <office:change-info>
                <dc:creator>Stuart Baker</dc:creator>
                <dc:date>2016-11-21T09:13:00</dc:date>
              </office:change-info>
              <text:p text:style-name="MP7"><text:span text:style-name="MT4"><text:user-defined style:data-style-name="N0" text:name="OLCBstatus">Adopted</text:user-defined></text:span></text:p>
            </text:deletion>
          </text:changed-region>
        </text:tracked-changes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1807in" svg:y="0.2091in" svg:width="2.798in" svg:height="0.9909in" draw:z-index="1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Feb 6, 2016</text:user-defined></text:p>
            </table:table-cell>
            <table:table-cell table:style-name="Table1.C1" office:value-type="string">
              <text:p text:style-name="MP7"><text:change-start text:change-id="ct86169888"/>Draft<text:change-end text:change-id="ct86169888"/><text:change text:change-id="ct96848528"/></text:p>
            </table:table-cell>
          </table:table-row>
        </table:table>
        <text:p text:style-name="MP8"/>
      </style:header>
      <style:footer>
        <text:p text:style-name="MP9"><text:span text:style-name="Page_20_Number"><text:span text:style-name="MT1">Copyright </text:span></text:span><text:span text:style-name="Page_20_Number"><text:span text:style-name="MT5">2011-</text:span></text:span><text:span text:style-name="Page_20_Number"><text:span text:style-name="MT5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6"><text:tab/></text:span><text:span text:style-name="MT7">Page </text:span><text:span text:style-name="Page_20_Number"><text:span text:style-name="MT7"><text:page-number text:select-page="current">1</text:page-number></text:span></text:span><text:span text:style-name="Page_20_Number"><text:span text:style-name="MT7"> of </text:span></text:span><text:span text:style-name="Page_20_Number"><text:span text:style-name="MT7"><text:page-count style:num-format="1">6</text:page-count></text:span></text:span><text:span text:style-name="Page_20_Number"><text:span text:style-name="MT7"> - </text:span></text:span><text:span text:style-name="Page_20_Number"><text:span text:style-name="MT8"><text:user-defined style:data-style-name="N0" text:name="OLCBdate">Feb 6, 2016</text:user-defined></text:span></text:span></text:p>
        <text:p text:style-name="MP10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2" svg:width="6.5461in" svg:height="2.6185in" draw:transform="skewX (6.73624118882306E-017) rotate (0.785398163397448) translate (1.47222222222222in 4.63819444444444in)"><text:p text:style-name="MP11"><text:span text:style-name="MT9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0" text:date-value="2017-01-19T20:09:22.011695466">1/19/2017</text:date></text:span></text:span></text:p>
      </style:footer>
    </style:master-page>
    <style:master-page style:name="StdPortrait" style:page-layout-name="Mpm2" style:next-style-name="Standard">
      <style:header>
        <text:p text:style-name="MP13">OpenLCB Event Identifiers Standard</text:p>
      </style:header>
      <style:footer>
        <text:p text:style-name="MP9"><text:span text:style-name="Page_20_Number"><text:span text:style-name="MT1">Copyright </text:span></text:span><text:span text:style-name="Page_20_Number"><text:span text:style-name="MT5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6"><text:tab/></text:span><text:span text:style-name="MT7">Page </text:span><text:span text:style-name="Page_20_Number"><text:span text:style-name="MT7"><text:page-number text:select-page="current">6</text:page-number></text:span></text:span><text:span text:style-name="Page_20_Number"><text:span text:style-name="MT7"> of </text:span></text:span><text:span text:style-name="Page_20_Number"><text:span text:style-name="MT7"><text:page-count style:num-format="1">6</text:page-count></text:span></text:span><text:span text:style-name="Page_20_Number"><text:span text:style-name="MT7"> - </text:span></text:span><text:span text:style-name="Page_20_Number"><text:span text:style-name="MT8">Feb 15, 2015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48</meta:editing-cycles>
    <meta:editing-duration>P1DT11H36M55S</meta:editing-duration>
    <meta:generator>LibreOffice/4.2.8.2$Linux_X86_64 LibreOffice_project/420m0$Build-2</meta:generator>
    <dc:date>2017-01-19T20:09:21.927699835</dc:date>
    <dc:creator>Stuart Baker</dc:creator>
    <meta:document-statistic meta:table-count="4" meta:image-count="1" meta:object-count="0" meta:page-count="6" meta:paragraph-count="184" meta:word-count="826" meta:character-count="4803" meta:non-whitespace-character-count="4133"/>
    <meta:user-defined meta:name="OLCBdate">Feb 6, 2016</meta:user-defined>
    <meta:user-defined meta:name="OLCBstatus">Adopted</meta:user-defined>
    <meta:user-defined meta:name="OLCByear">2016</meta:user-defined>
  </office:meta>
</office:document-meta>
</file>